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style:text-underline-style="solid" style:text-underline-width="auto" style:text-underline-color="font-color" fo:font-weight="bold" officeooo:rsid="001caef4" officeooo:paragraph-rsid="001caef4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caef4" officeooo:paragraph-rsid="001caef4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caef4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caef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1caef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21117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fo:font-size="12pt" fo:font-style="normal" style:text-underline-style="none" fo:font-weight="normal" officeooo:rsid="00211178" officeooo:paragraph-rsid="0021117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fo:font-size="12pt" fo:font-style="normal" style:text-underline-style="none" fo:font-weight="normal" officeooo:rsid="00211178" officeooo:paragraph-rsid="002477d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fo:font-size="12pt" fo:font-style="normal" style:text-underline-style="none" fo:font-weight="normal" officeooo:rsid="0022935b" officeooo:paragraph-rsid="0022935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fo:font-size="12pt" fo:font-style="normal" style:text-underline-style="none" fo:font-weight="normal" officeooo:rsid="0022935b" officeooo:paragraph-rsid="002477d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fo:font-size="12pt" fo:font-style="normal" style:text-underline-style="none" fo:font-weight="normal" officeooo:rsid="002477dc" officeooo:paragraph-rsid="002477d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fo:font-size="12pt" fo:font-style="normal" style:text-underline-style="none" fo:font-weight="normal" officeooo:rsid="0025547e" officeooo:paragraph-rsid="0025547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fo:font-size="12pt" fo:font-style="normal" style:text-underline-style="none" fo:font-weight="normal" officeooo:rsid="0025547e" officeooo:paragraph-rsid="00255bf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fo:font-size="12pt" fo:font-style="normal" style:text-underline-style="none" fo:font-weight="normal" officeooo:rsid="0025547e" officeooo:paragraph-rsid="00257ac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fo:font-size="12pt" fo:font-style="normal" style:text-underline-style="none" fo:font-weight="normal" officeooo:rsid="0025547e" officeooo:paragraph-rsid="002701f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fo:font-size="12pt" fo:font-style="normal" style:text-underline-style="none" fo:font-weight="normal" officeooo:rsid="002701f6" officeooo:paragraph-rsid="002701f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fo:font-size="12pt" fo:font-style="normal" style:text-underline-style="none" fo:font-weight="bold" officeooo:rsid="00211178" officeooo:paragraph-rsid="00211178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loext:opacity="100%" fo:font-size="12pt" fo:font-style="normal" style:text-underline-style="none" fo:font-weight="bold" officeooo:rsid="00211178" officeooo:paragraph-rsid="002477dc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loext:opacity="100%" fo:font-size="12pt" fo:font-style="normal" style:text-underline-style="none" fo:font-weight="bold" officeooo:rsid="0022935b" officeooo:paragraph-rsid="0022935b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loext:opacity="100%" fo:font-size="12pt" fo:font-style="normal" style:text-underline-style="none" fo:font-weight="bold" officeooo:rsid="0022935b" officeooo:paragraph-rsid="002477dc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loext:opacity="100%" fo:font-size="12pt" fo:font-style="normal" style:text-underline-style="none" fo:font-weight="bold" officeooo:rsid="002477dc" officeooo:paragraph-rsid="002477dc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loext:opacity="100%" fo:font-size="12pt" fo:font-style="normal" style:text-underline-style="none" fo:font-weight="bold" officeooo:rsid="0025547e" officeooo:paragraph-rsid="0025547e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loext:opacity="100%" fo:font-size="12pt" fo:font-style="normal" style:text-underline-style="none" fo:font-weight="bold" officeooo:rsid="0025547e" officeooo:paragraph-rsid="00255bf1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loext:opacity="100%" fo:font-size="12pt" fo:font-style="normal" style:text-underline-style="none" fo:font-weight="bold" officeooo:rsid="0025547e" officeooo:paragraph-rsid="00257ac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loext:opacity="100%" fo:font-size="12pt" fo:font-style="normal" style:text-underline-style="none" fo:font-weight="bold" officeooo:rsid="0025547e" officeooo:paragraph-rsid="002701f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loext:opacity="100%" fo:font-size="12pt" fo:font-style="normal" style:text-underline-style="none" fo:font-weight="bold" officeooo:rsid="0025547e" officeooo:paragraph-rsid="0025547e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loext:opacity="100%" fo:font-size="12pt" fo:font-style="normal" style:text-underline-style="none" fo:font-weight="bold" officeooo:rsid="00255bf1" officeooo:paragraph-rsid="00255bf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loext:opacity="100%" fo:font-size="12pt" fo:font-style="normal" style:text-underline-style="none" fo:font-weight="bold" officeooo:rsid="00255bf1" officeooo:paragraph-rsid="00257ac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0000" loext:opacity="100%" fo:font-size="12pt" fo:font-style="normal" style:text-underline-style="none" fo:font-weight="bold" officeooo:rsid="00255bf1" officeooo:paragraph-rsid="002701f6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000000" loext:opacity="100%" fo:font-size="12pt" fo:font-style="normal" style:text-underline-style="none" fo:font-weight="normal" officeooo:rsid="00211178" officeooo:paragraph-rsid="002713b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1caef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fo:font-size="12pt" fo:font-style="normal" style:text-underline-style="none" fo:font-weight="normal" officeooo:rsid="0025547e" officeooo:paragraph-rsid="00284d89" style:font-size-asian="10.5pt" style:font-style-asian="normal" style:font-weight-asian="normal" style:font-size-complex="12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000000" loext:opacity="100%" fo:font-size="12pt" fo:font-weight="bold" style:font-weight-complex="bold"/>
    </style:style>
    <style:style style:name="T1" style:family="text">
      <style:text-properties officeooo:rsid="002022c5"/>
    </style:style>
    <style:style style:name="T2" style:family="text">
      <style:text-properties officeooo:rsid="002111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5bf1" style:font-weight-asian="bold" style:font-weight-complex="bold"/>
    </style:style>
    <style:style style:name="T5" style:family="text">
      <style:text-properties fo:font-weight="bold" officeooo:rsid="0025547e" style:font-weight-asian="bold" style:font-weight-complex="bold"/>
    </style:style>
    <style:style style:name="T6" style:family="text">
      <style:text-properties fo:font-weight="bold" officeooo:rsid="002713b0" style:font-weight-asian="bold" style:font-weight-complex="bold"/>
    </style:style>
    <style:style style:name="T7" style:family="text">
      <style:text-properties fo:font-weight="bold" officeooo:rsid="00274793" style:font-weight-asian="bold" style:font-weight-complex="bold"/>
    </style:style>
    <style:style style:name="T8" style:family="text">
      <style:text-properties fo:font-weight="bold" officeooo:rsid="00284d8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713b0" style:font-weight-asian="normal" style:font-weight-complex="normal"/>
    </style:style>
    <style:style style:name="T11" style:family="text">
      <style:text-properties officeooo:rsid="0025547e"/>
    </style:style>
    <style:style style:name="T12" style:family="text">
      <style:text-properties officeooo:rsid="002701f6"/>
    </style:style>
    <style:style style:name="T13" style:family="text">
      <style:text-properties officeooo:rsid="002713b0"/>
    </style:style>
    <style:style style:name="T14" style:family="text">
      <style:text-properties officeooo:rsid="002477dc"/>
    </style:style>
    <style:style style:name="T15" style:family="text">
      <style:text-properties officeooo:rsid="00274793"/>
    </style:style>
    <style:style style:name="T16" style:family="text">
      <style:text-properties officeooo:rsid="00284d89"/>
    </style:style>
    <style:style style:name="T17" style:family="text">
      <style:text-properties fo:color="#000000" loext:opacity="100%" fo:font-size="12pt" fo:font-weight="bold" style:font-weight-complex="bold"/>
    </style:style>
    <style:style style:name="T18" style:family="text">
      <style:text-properties fo:color="#000000" loext:opacity="100%" fo:font-size="12pt"/>
    </style:style>
    <style:style style:name="T19" style:family="text">
      <style:text-properties fo:color="#000000" loext:opacity="100%" style:font-name="F" fo:font-size="12pt"/>
    </style:style>
    <style:style style:name="gr1" style:family="graphic">
      <style:graphic-properties draw:stroke="none" svg:stroke-color="#000000" draw:fill="none" draw:fill-color="#ffffff" fo:min-height="4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 <text:span text:style-name="T1">3</text:span> – <text:span text:style-name="T1">Les Tests</text:span></text:p>
      <text:p text:style-name="P1"/>
      <text:p text:style-name="P3">Exercice <text:span text:style-name="T1">3</text:span>.1</text:p>
      <text:p text:style-name="P22"/>
      <text:p text:style-name="P12"><text:span text:style-name="T3">Variable</text:span> A <text:span text:style-name="T3">en Entier</text:span></text:p>
      <text:p text:style-name="P17"><draw:frame text:anchor-type="paragraph" draw:z-index="0" draw:name="Cadre de texte 1" draw:style-name="gr1" draw:text-style-name="P33" svg:width="8.653cm" svg:height="4.366cm" svg:x="9.294cm" svg:y="0.035cm"><draw:text-box><text:p><text:span text:style-name="T17">Début </text:span></text:p><text:p><text:span text:style-name="T17">Si </text:span><text:span text:style-name="T18">A&gt;0 </text:span><text:span text:style-name="T17">Alors</text:span></text:p><text:p><text:span text:style-name="T18"><text:tab/></text:span><text:span text:style-name="T17">Écrire</text:span><text:span text:style-name="T19"> ‘‘C’est un nombre Positif !’’</text:span></text:p><text:p><text:span text:style-name="T17">Sinon</text:span><text:span text:style-name="T18"> </text:span></text:p><text:p><text:span text:style-name="T17"><text:tab/></text:span><text:span text:style-name="T17">Écrire </text:span><text:span text:style-name="T19">‘‘C’est un nombre Négatif !’’</text:span></text:p><text:p><text:span text:style-name="T17">FinSi</text:span></text:p></draw:text-box></draw:frame>Début<text:tab/><text:tab/><text:tab/><text:tab/><text:tab/><text:tab/><text:span text:style-name="T11">OU</text:span></text:p>
      <text:p text:style-name="P19"><text:tab/>Écrire <text:span text:style-name="T9">‘‘Écrire un nombre :’’</text:span></text:p>
      <text:p text:style-name="P19"><text:tab/>Lire<text:span text:style-name="T9"> A</text:span></text:p>
      <text:p text:style-name="P7"><text:span text:style-name="T3"><text:tab/>Si</text:span> A&gt;0 <text:span text:style-name="T3">Alors</text:span></text:p>
      <text:p text:style-name="P7"><text:tab/><text:tab/><text:span text:style-name="T3">Écrire</text:span> ‘‘<text:span text:style-name="T13">C’est un nombre </text:span>Positif !’’</text:p>
      <text:p text:style-name="P7"><text:span text:style-name="T3"><text:tab/>Si</text:span> A&lt;0 <text:span text:style-name="T3">Alors</text:span></text:p>
      <text:p text:style-name="P7"><text:tab/><text:tab/><text:span text:style-name="T3">Écrire</text:span> ‘‘<text:span text:style-name="T13">C’est un nombre </text:span>Négatif !’’</text:p>
      <text:p text:style-name="P17"><text:tab/>FinSi</text:p>
      <text:p text:style-name="P22">Fin</text:p>
      <text:p text:style-name="P6"/>
      <text:p text:style-name="P4">Exercice <text:span text:style-name="T2">3</text:span>.2</text:p>
      <text:p text:style-name="P22"/>
      <text:p text:style-name="P12"><text:span text:style-name="T3">Variable</text:span> A et B <text:span text:style-name="T3">en Entier</text:span></text:p>
      <text:p text:style-name="P17">Début</text:p>
      <text:p text:style-name="P19"><text:tab/>Écrire ‘<text:span text:style-name="T9">‘Écrivez 2 nombres :’’</text:span></text:p>
      <text:p text:style-name="P9"><text:span text:style-name="T3"><text:tab/>Lire </text:span>A</text:p>
      <text:p text:style-name="P19"><text:tab/>Lire <text:span text:style-name="T9"><text:s/>B</text:span></text:p>
      <text:p text:style-name="P7"><text:span text:style-name="T3"><text:tab/>Si</text:span> A&gt;0 <text:span text:style-name="T3">ET</text:span> B&gt;0 <text:span text:style-name="T3">Alors</text:span></text:p>
      <text:p text:style-name="P7"><text:tab/><text:tab/><text:span text:style-name="T3">Écrire</text:span> ‘‘<text:span text:style-name="T13">le nombre est </text:span>Positif’’</text:p>
      <text:p text:style-name="P7"><text:span text:style-name="T3"><text:tab/>Si</text:span> A&gt;0 <text:span text:style-name="T3">ET</text:span> B&lt;0 <text:span text:style-name="T3">Alors</text:span></text:p>
      <text:p text:style-name="P30"><text:tab/><text:tab/><text:span text:style-name="T3">Écrire</text:span> ‘‘<text:span text:style-name="T13">le nombre est Néga</text:span>tif’’</text:p>
      <text:p text:style-name="P7"><text:span text:style-name="T3"><text:tab/>Si</text:span> A&lt;0 <text:span text:style-name="T3">ET</text:span> B&lt;0 <text:span text:style-name="T3">Alors</text:span></text:p>
      <text:p text:style-name="P30"><text:tab/><text:tab/><text:span text:style-name="T3">Écrire</text:span> ‘‘<text:span text:style-name="T13">le nombre est </text:span>Positif’’</text:p>
      <text:p text:style-name="P7"><text:tab/>Si A&lt;0 <text:span text:style-name="T3">ET</text:span> B&gt;0 <text:span text:style-name="T3">Alors</text:span></text:p>
      <text:p text:style-name="P30"><text:tab/><text:tab/><text:span text:style-name="T3">Écrire</text:span> ‘‘<text:span text:style-name="T13">le nombre est </text:span>Négatif’’</text:p>
      <text:p text:style-name="P17"><text:tab/>FinSi</text:p>
      <text:p text:style-name="P22">Fin</text:p>
      <text:p text:style-name="P5"/>
      <text:p text:style-name="P4">Exercice <text:span text:style-name="T2">3</text:span>.3</text:p>
      <text:p text:style-name="P22"/>
      <text:p text:style-name="P12"><text:span text:style-name="T3">Variable</text:span> A, B et C <text:span text:style-name="T3">en String</text:span></text:p>
      <text:p text:style-name="P19">Début</text:p>
      <text:p text:style-name="P19"><text:tab/>Écrire <text:span text:style-name="T9">‘‘Vos Noms d’Utilisateur :’’</text:span></text:p>
      <text:p text:style-name="P19"><text:tab/>Lire <text:span text:style-name="T9">A</text:span></text:p>
      <text:p text:style-name="P19"><text:tab/>Lire <text:span text:style-name="T9">B</text:span></text:p>
      <text:p text:style-name="P19"><text:tab/>Lire <text:span text:style-name="T9">C</text:span></text:p>
      <text:p text:style-name="P9"><text:span text:style-name="T3"><text:tab/>Si</text:span> A&lt;B ET B&lt;C <text:span text:style-name="T3">Alors</text:span> </text:p>
      <text:p text:style-name="P9"><text:tab/><text:tab/><text:span text:style-name="T3">Écrire</text:span> ‘‘A,B,C sont rangés dans l’ordre alphabétique’’</text:p>
      <text:p text:style-name="P19"><text:tab/>Sinon</text:p>
      <text:p text:style-name="P9"><text:tab/><text:tab/><text:span text:style-name="T3">Écrire</text:span> ‘‘<text:span text:style-name="T13">I</text:span>ls ne sont pas rangés dans l’ordre <text:span text:style-name="T13">alphabétique</text:span>.’’</text:p>
      <text:p text:style-name="P19"><text:tab/>FinSi</text:p>
      <text:p text:style-name="P22">Fin</text:p>
      <text:p text:style-name="P5"/>
      <text:p text:style-name="P5"/>
      <text:p text:style-name="P4"><text:soft-page-break/>Exercice <text:span text:style-name="T2">3</text:span>.4</text:p>
      <text:p text:style-name="P22"/>
      <text:p text:style-name="P12"><text:span text:style-name="T3">Variable</text:span> A <text:span text:style-name="T3">en Entier</text:span></text:p>
      <text:p text:style-name="P18">Début</text:p>
      <text:p text:style-name="P20"><text:tab/>Écrire <text:span text:style-name="T9">‘‘Écrire un nombre :’’</text:span></text:p>
      <text:p text:style-name="P20"><text:tab/>Lire<text:span text:style-name="T9"> A</text:span></text:p>
      <text:p text:style-name="P8"><text:span text:style-name="T3"><text:tab/>Si</text:span> A&gt;0 <text:span text:style-name="T3">Alors</text:span></text:p>
      <text:p text:style-name="P8"><text:tab/><text:tab/><text:span text:style-name="T3">Écrire</text:span> ‘‘<text:span text:style-name="T13">Il est </text:span>Positif’’</text:p>
      <text:p text:style-name="P11"><text:span text:style-name="T3"><text:tab/></text:span><text:span text:style-name="T6">Sinon</text:span><text:span text:style-name="T3">Si</text:span> A=0 <text:span text:style-name="T3">Alors</text:span></text:p>
      <text:p text:style-name="P11"><text:tab/><text:tab/><text:span text:style-name="T3">Écrire</text:span> ‘‘<text:span text:style-name="T13">Il vaut </text:span>0’’</text:p>
      <text:p text:style-name="P8"><text:span text:style-name="T3"><text:tab/>Si</text:span><text:span text:style-name="T6">non</text:span></text:p>
      <text:p text:style-name="P8"><text:tab/><text:tab/><text:span text:style-name="T3">Écrire</text:span> ‘‘<text:span text:style-name="T13">Il est </text:span>Négatif’’</text:p>
      <text:p text:style-name="P18"><text:tab/>FinSi</text:p>
      <text:p text:style-name="P22">Fin</text:p>
      <text:p text:style-name="P5"/>
      <text:p text:style-name="P4">Exercice <text:span text:style-name="T2">3</text:span>.5</text:p>
      <text:p text:style-name="P22"/>
      <text:p text:style-name="P12"><text:span text:style-name="T3">Variable</text:span> A et B <text:span text:style-name="T3">en Entier</text:span></text:p>
      <text:p text:style-name="P18">Début</text:p>
      <text:p text:style-name="P20"><text:tab/>Écrire ‘<text:span text:style-name="T9">‘Écrivez 2 nombres :’’</text:span></text:p>
      <text:p text:style-name="P10"><text:span text:style-name="T3"><text:tab/>Lire </text:span>A</text:p>
      <text:p text:style-name="P20"><text:tab/>Lire <text:span text:style-name="T9"><text:s/>B</text:span></text:p>
      <text:p text:style-name="P21"><text:tab/>Si<text:span text:style-name="T9"> A=0 </text:span>OU<text:span text:style-name="T9"> B=0 </text:span>Alors</text:p>
      <text:p text:style-name="P21"><text:span text:style-name="T9"><text:tab/><text:tab/></text:span>Écrire<text:span text:style-name="T9"> ‘‘</text:span><text:span text:style-name="T10">Le calcul est nul’’</text:span></text:p>
      <text:p text:style-name="P8"><text:span text:style-name="T3"><text:tab/>Si</text:span><text:span text:style-name="T7">nonSi</text:span> <text:span text:style-name="T13">(</text:span>A&gt;0 <text:span text:style-name="T3">ET</text:span> B&gt;0<text:span text:style-name="T13">)</text:span> <text:span text:style-name="T6">OU Si ( </text:span>A&lt;0 <text:span text:style-name="T3">ET</text:span> B&lt;0<text:span text:style-name="T15">) </text:span><text:span text:style-name="T3">Alors</text:span></text:p>
      <text:p text:style-name="P30"><text:tab/><text:tab/><text:span text:style-name="T3">Écrire</text:span> <text:span text:style-name="T14">‘‘</text:span><text:span text:style-name="T13">Le calcul est Positif’’</text:span></text:p>
      <text:p text:style-name="P8"><text:span text:style-name="T3"><text:tab/>Si</text:span><text:span text:style-name="T7">non</text:span></text:p>
      <text:p text:style-name="P30"><text:tab/><text:tab/><text:span text:style-name="T3">Écrire</text:span> <text:span text:style-name="T14">‘‘</text:span><text:span text:style-name="T13">Le calcul est Négatif’’</text:span></text:p>
      <text:p text:style-name="P8"><text:span text:style-name="T3"><text:tab/></text:span><text:span text:style-name="T7">F</text:span><text:span text:style-name="T3">inSi</text:span></text:p>
      <text:p text:style-name="P22">Fin</text:p>
      <text:p text:style-name="P4"/>
      <text:p text:style-name="P4">Exercice <text:span text:style-name="T2">3</text:span>.6</text:p>
      <text:p text:style-name="P22"/>
      <text:p text:style-name="P12"><text:span text:style-name="T3">Variable</text:span> A <text:span text:style-name="T3">en Entier</text:span></text:p>
      <text:p text:style-name="P22">Début</text:p>
      <text:p text:style-name="P12"><text:tab/><text:span text:style-name="T3">Écrire</text:span> ‘‘Quel est ton âge :’’</text:p>
      <text:p text:style-name="P12"><text:tab/><text:span text:style-name="T3">Lire</text:span> A</text:p>
      <text:p text:style-name="P12"><text:tab/><text:span text:style-name="T3">Si</text:span> A=&gt;6 <text:span text:style-name="T3">ET</text:span> A=&lt; 7 <text:span text:style-name="T3">Alors</text:span></text:p>
      <text:p text:style-name="P13"><text:tab/><text:tab/><text:span text:style-name="T3">Écrire</text:span> ‘‘<text:span text:style-name="T16">Tu es dans la catégorie : </text:span>Poussin’’</text:p>
      <text:p text:style-name="P12"><text:tab/><text:span text:style-name="T3">Si</text:span><text:span text:style-name="T8">nonSi</text:span> A=&gt;8 <text:span text:style-name="T3">ET</text:span> A=&lt; 9 <text:span text:style-name="T3">Alors</text:span></text:p>
      <text:p text:style-name="P32"><text:tab/><text:tab/><text:span text:style-name="T3">Écrire</text:span> ‘‘<text:span text:style-name="T16">Tu es dans la catégorie : </text:span>Pupille’’</text:p>
      <text:p text:style-name="P12"><text:tab/><text:span text:style-name="T3">Si</text:span><text:span text:style-name="T8">nonSi</text:span> A=&gt;10 <text:span text:style-name="T3">ET</text:span> A=&lt; 11 <text:span text:style-name="T3">Alors</text:span></text:p>
      <text:p text:style-name="P32"><text:tab/><text:tab/><text:span text:style-name="T3">Écrire</text:span> ‘‘<text:span text:style-name="T16">Tu es dans la catégorie : </text:span>Minime’’</text:p>
      <text:p text:style-name="P12"><text:tab/><text:span text:style-name="T3">Si</text:span><text:span text:style-name="T8">nonSi</text:span> A=&gt;12 <text:span text:style-name="T3">Alors</text:span></text:p>
      <text:p text:style-name="P32"><text:tab/><text:tab/><text:span text:style-name="T3">Écrire</text:span> ‘‘Cadet’’</text:p>
      <text:p text:style-name="P12"><text:tab/><text:span text:style-name="T3">FinSi</text:span></text:p>
      <text:p text:style-name="P22">Fin</text:p>
      <text:p text:style-name="P22"/>
      <text:p text:style-name="P27">OU</text:p>
      <text:p text:style-name="P27"/>
      <text:p text:style-name="P13"><text:span text:style-name="T3">Variable</text:span> A <text:span text:style-name="T3">en Entier</text:span></text:p>
      <text:p text:style-name="P23"><text:soft-page-break/>Début</text:p>
      <text:p text:style-name="P13"><text:tab/><text:span text:style-name="T3">Écrire</text:span> ‘‘Quel est ton âge :’’</text:p>
      <text:p text:style-name="P13"><text:tab/><text:span text:style-name="T3">Lire</text:span> A</text:p>
      <text:p text:style-name="P13"><text:tab/><text:span text:style-name="T3">Si</text:span> A=&lt; 7 <text:span text:style-name="T3">Alors</text:span></text:p>
      <text:p text:style-name="P32"><text:tab/><text:tab/><text:span text:style-name="T3">Écrire</text:span> ‘‘<text:span text:style-name="T16">Tu es dans la catégorie : </text:span>Poussin’’</text:p>
      <text:p text:style-name="P32"><text:span text:style-name="T3"><text:tab/></text:span><text:span text:style-name="T4">Sinon</text:span><text:span text:style-name="T3">Si</text:span><text:span text:style-name="T4"> </text:span>A=&lt; 9 <text:span text:style-name="T3">Alors</text:span></text:p>
      <text:p text:style-name="P32"><text:tab/><text:tab/><text:span text:style-name="T3">Écrire</text:span> ‘‘<text:span text:style-name="T16">Tu es dans la catégorie : </text:span>Pupille’’</text:p>
      <text:p text:style-name="P13"><text:tab/><text:span text:style-name="T3">Si</text:span><text:span text:style-name="T4">nonSi</text:span> A=&lt; 11 <text:span text:style-name="T3">Alors</text:span></text:p>
      <text:p text:style-name="P32"><text:tab/><text:tab/><text:span text:style-name="T3">Écrire</text:span> ‘‘<text:span text:style-name="T16">Tu es dans la catégorie : </text:span>Minime’’</text:p>
      <text:p text:style-name="P32"><text:tab/><text:span text:style-name="T3">Si</text:span><text:span text:style-name="T4">non</text:span></text:p>
      <text:p text:style-name="P32"><text:span text:style-name="T4"><text:tab/><text:tab/></text:span><text:span text:style-name="T3">Écrire</text:span> ‘‘<text:span text:style-name="T16">Tu es dans la catégorie : </text:span>Cadet’’</text:p>
      <text:p text:style-name="P27"><text:tab/>FinSi</text:p>
      <text:p text:style-name="P27">Fin</text:p>
      <text:p text:style-name="P13"/>
      <text:p text:style-name="P28">OU</text:p>
      <text:p text:style-name="P28"/>
      <text:p text:style-name="P14"><text:span text:style-name="T3">Variable</text:span> A <text:span text:style-name="T3">en Entier</text:span></text:p>
      <text:p text:style-name="P24">Début</text:p>
      <text:p text:style-name="P14"><text:tab/><text:span text:style-name="T3">Écrire</text:span> ‘‘Quel est ton âge :’’</text:p>
      <text:p text:style-name="P14"><text:tab/><text:span text:style-name="T3">Lire</text:span> A</text:p>
      <text:p text:style-name="P14"><text:tab/><text:span text:style-name="T3">Si</text:span> <text:span text:style-name="T16">A&gt;=12</text:span> <text:span text:style-name="T3">Alors</text:span></text:p>
      <text:p text:style-name="P32"><text:tab/><text:tab/><text:span text:style-name="T3">Écrire</text:span> ‘‘<text:span text:style-name="T16">Tu es dans la catégorie : </text:span>Cadet’’</text:p>
      <text:p text:style-name="P14"><text:span text:style-name="T3"><text:tab/></text:span><text:span text:style-name="T4">Sinon</text:span><text:span text:style-name="T3">Si</text:span> A&gt;= <text:span text:style-name="T16">11</text:span> <text:span text:style-name="T3">Alors</text:span></text:p>
      <text:p text:style-name="P32"><text:tab/><text:tab/><text:span text:style-name="T3">Écrire</text:span> ‘‘<text:span text:style-name="T16">Tu es dans la catégorie : Minime</text:span>’’</text:p>
      <text:p text:style-name="P14"><text:tab/><text:span text:style-name="T3">Si</text:span><text:span text:style-name="T4">nonSi</text:span> A&gt;= <text:span text:style-name="T16">9</text:span> <text:span text:style-name="T3">Alors</text:span></text:p>
      <text:p text:style-name="P32"><text:tab/><text:tab/><text:span text:style-name="T3">Écrire</text:span> ‘‘<text:span text:style-name="T16">Tu es dans la catégorie : Pupille</text:span>’’</text:p>
      <text:p text:style-name="P14"><text:tab/><text:span text:style-name="T3">Si</text:span><text:span text:style-name="T4">non</text:span></text:p>
      <text:p text:style-name="P32"><text:span text:style-name="T4"><text:tab/><text:tab/></text:span><text:span text:style-name="T3">Écrire</text:span> ‘‘<text:span text:style-name="T16">Tu es dans la catégorie : Poussin</text:span>’’</text:p>
      <text:p text:style-name="P14"><text:span text:style-name="T3"><text:tab/></text:span><text:span text:style-name="T4">FinSi</text:span></text:p>
      <text:p text:style-name="P28">Fin</text:p>
      <text:p text:style-name="P15"/>
      <text:p text:style-name="P15"/>
      <text:p text:style-name="P29">OU</text:p>
      <text:p text:style-name="P29"/>
      <text:p text:style-name="P15"><text:span text:style-name="T3">Variable</text:span> A<text:span text:style-name="T12">ge</text:span> <text:span text:style-name="T3">en Entier</text:span></text:p>
      <text:p text:style-name="P16"><text:span text:style-name="T3">Variables </text:span>A, B, C<text:span text:style-name="T3"> en Booléen</text:span></text:p>
      <text:p text:style-name="P25">Début</text:p>
      <text:p text:style-name="P15"><text:tab/><text:span text:style-name="T3">Écrire</text:span> ‘‘Quel est ton âge :’’</text:p>
      <text:p text:style-name="P15"><text:tab/><text:span text:style-name="T3">Lire</text:span> A<text:span text:style-name="T12">ge</text:span></text:p>
      <text:p text:style-name="P15"><text:tab/><text:span text:style-name="T12">A ← Age =&lt; 7</text:span></text:p>
      <text:p text:style-name="P15"><text:tab/><text:span text:style-name="T12">B ← Age =&lt; 9</text:span></text:p>
      <text:p text:style-name="P15"><text:tab/><text:span text:style-name="T12">C ← Age =&lt; 11</text:span></text:p>
      <text:p text:style-name="P16"><text:tab/><text:span text:style-name="T5">Si</text:span><text:span text:style-name="T11"> A </text:span><text:span text:style-name="T5">Alors</text:span></text:p>
      <text:p text:style-name="P15"><text:tab/><text:tab/><text:span text:style-name="T3">Écrire</text:span> ‘‘Poussin’’</text:p>
      <text:p text:style-name="P15"><text:span text:style-name="T3"><text:tab/></text:span><text:span text:style-name="T4">Sinon</text:span><text:span text:style-name="T3">Si</text:span> <text:span text:style-name="T12">B</text:span> <text:span text:style-name="T3">Alors</text:span></text:p>
      <text:p text:style-name="P15"><text:tab/><text:tab/><text:span text:style-name="T3">Écrire</text:span> ‘‘Pupille’’</text:p>
      <text:p text:style-name="P15"><text:tab/><text:span text:style-name="T3">Si</text:span><text:span text:style-name="T4">nonSi</text:span> <text:span text:style-name="T12">C</text:span> <text:span text:style-name="T3">Alors</text:span></text:p>
      <text:p text:style-name="P15"><text:tab/><text:tab/><text:span text:style-name="T3">Écrire</text:span> ‘‘Minime’’</text:p>
      <text:p text:style-name="P15"><text:tab/><text:span text:style-name="T3">Si</text:span><text:span text:style-name="T4">non</text:span></text:p>
      <text:p text:style-name="P15"><text:span text:style-name="T4"><text:tab/><text:tab/></text:span><text:span text:style-name="T3">Écrire</text:span> ‘‘Cadet’’</text:p>
      <text:p text:style-name="P15"><text:span text:style-name="T3"><text:tab/></text:span><text:span text:style-name="T4">FinSi</text:span></text:p>
      <text:p text:style-name="P29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5:25:08.063690552</meta:creation-date>
    <dc:date>2023-08-30T09:19:44.222400629</dc:date>
    <meta:editing-duration>PT34M5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132" meta:word-count="471" meta:character-count="2488" meta:non-whitespace-character-count="2016"/>
  </office:meta>
</office:document-meta>
</file>